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NGExploder</text:p>
      <text:list xml:id="list890798035" text:style-name="L1">
        <text:list-item>
          <text:p text:style-name="P1">explodeAPNG (apngdata) → (numFrames, numPlays (framedata time) … … )</text:p>
          <text:list>
            <text:list-item>
              <text:p text:style-name="P1">look at acTL → numFrames numPlays</text:p>
            </text:list-item>
            <text:list-item>
              <text:p text:style-name="P1">look for fcTL fdAT pairs → (framedata time)</text:p>
            </text:list-item>
            <text:list-item>
              <text:p text:style-name="P1">makeChunk</text:p>
            </text:list-item>
          </text:list>
        </text:list-item>
      </text:list>
      <text:p text:style-name="Standard"><text:tab/>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tab/>Images that comprise the APNG input.</text:p>
      <text:p text:style-name="Standard"><text:tab/>Output is as follows:</text:p>
      <text:p text:style-name="Standard"><text:tab/><text:tab/>APNG → (<text:tab/>numFrames numPlays </text:p>
      <text:p text:style-name="Standard"><text:tab/><text:tab/><text:tab/><text:tab/>(framedata1 time_for_frame1)</text:p>
      <text:p text:style-name="Standard"><text:tab/><text:tab/><text:tab/><text:tab/>(framedata2 time_for_frame2)</text:p>
      <text:p text:style-name="Standard"><text:tab/><text:tab/><text:tab/><text:tab/>… <text:tab/><text:tab/><text:tab/><text:tab/><text:tab/>)</text:p>
      <text:p text:style-name="Standard"><text:tab/>apngdata = raw apng data string given from the IO Module.</text:p>
      <text:list xml:id="list170146713" text:continue-numbering="true" text:style-name="L1">
        <text:list-item>
          <text:p text:style-name="P1">getIHDR (chunks) → IHDR</text:p>
          <text:p text:style-name="P1">Given APNG chunks, returns the IHDR chunk contained within.</text:p>
          <text:p text:style-name="P1">chunks = processed (or raw) data chunks contained within the input APNG</text:p>
        </text:list-item>
        <text:list-item>
          <text:p text:style-name="P1">getAcTL (chunks) → numFrames numPlays</text:p>
          <text:p text:style-name="P1">Given APNG chunks, returns the numFrames and numPlays contained within the acTL chunk following the IHDR chunk. These two elements completely comprise the acTL chunk.</text:p>
          <text:p text:style-name="P1">chunks = processed (or raw) data chunks contained within the input APNG</text:p>
        </text:list-item>
        <text:list-item>
          <text:p text:style-name="P1">getFrames (chunks lastFCTL ihdr) → (PNG time)</text:p>
          <text:p text:style-name="P1">Given the APNG chunks from input, the last found fcTL chunk, and the IHDR chunk for the APNG, constructs from the next fdAT chunk the PNG Signature, IHDR, IDAT, and IEND chunks necessary to create a complete PNG file. </text:p>
          <text:p text:style-name="P1">chunks = processed (or raw) data chunks contained within the input APNG</text:p>
          <text:p text:style-name="P1">lastFCTL = last found fcTL chunk, or the fcTL for which the next fdAT chunk is defined</text:p>
          <text:p text:style-name="P1">ihdr = ihdr for entire APNG file, data contained herein will be used to reconstruct all PNG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2-20T22:33:08</meta:creation-date>
    <dc:date>2011-02-21T16:16:22</dc:date>
    <dc:creator>Colby Russell</dc:creator>
    <meta:editing-duration>PT01H33M28S</meta:editing-duration>
    <meta:editing-cycles>5</meta:editing-cycles>
    <meta:generator>OpenOffice.org/3.2$Linux OpenOffice.org_project/320m12$Build-9483</meta:generator>
    <meta:document-statistic meta:table-count="0" meta:image-count="0" meta:object-count="0" meta:page-count="1" meta:paragraph-count="23" meta:word-count="282" meta:character-count="1615"/>
  </office:meta>
</office:document-meta>
</file>